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9.151cm" table:align="margins"/>
    </style:style>
    <style:style style:name="Table6.A" style:family="table-column">
      <style:table-column-properties style:column-width="0.967cm" style:rel-column-width="6926*"/>
    </style:style>
    <style:style style:name="Table6.B" style:family="table-column">
      <style:table-column-properties style:column-width="2.055cm" style:rel-column-width="14713*"/>
    </style:style>
    <style:style style:name="Table6.C" style:family="table-column">
      <style:table-column-properties style:column-width="2.034cm" style:rel-column-width="14571*"/>
    </style:style>
    <style:style style:name="Table6.E" style:family="table-column">
      <style:table-column-properties style:column-width="2.041cm" style:rel-column-width="14612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0.967cm" style:rel-column-width="6926*"/>
    </style:style>
    <style:style style:name="Table2.B" style:family="table-column">
      <style:table-column-properties style:column-width="2.055cm" style:rel-column-width="14713*"/>
    </style:style>
    <style:style style:name="Table2.C" style:family="table-column">
      <style:table-column-properties style:column-width="2.034cm" style:rel-column-width="14571*"/>
    </style:style>
    <style:style style:name="Table2.E" style:family="table-column">
      <style:table-column-properties style:column-width="2.041cm" style:rel-column-width="14612*"/>
    </style:style>
    <style:style style:name="Table2.1" style:family="table-row">
      <style:table-row-properties style:row-height="0.801cm"/>
    </style:style>
    <style:style style:name="Table2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0.967cm" style:rel-column-width="6926*"/>
    </style:style>
    <style:style style:name="Table1.B" style:family="table-column">
      <style:table-column-properties style:column-width="2.055cm" style:rel-column-width="14713*"/>
    </style:style>
    <style:style style:name="Table1.C" style:family="table-column">
      <style:table-column-properties style:column-width="2.034cm" style:rel-column-width="14571*"/>
    </style:style>
    <style:style style:name="Table1.E" style:family="table-column">
      <style:table-column-properties style:column-width="2.041cm" style:rel-column-width="14612*"/>
    </style:style>
    <style:style style:name="Table1.1" style:family="table-row">
      <style:table-row-properties style:row-height="0.801cm"/>
    </style:style>
    <style:style style:name="Table1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Tableau_5f_Centré">
      <style:text-properties officeooo:paragraph-rsid="020a2ee6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Elève" style:list-style-name=""/>
    <style:style style:name="P108" style:family="paragraph" style:parent-style-name="_5f_Paragraphe_5f_avec_5f_Num_5f_Question" style:list-style-name="_5f_Numérotation_20_des_20_exercices"/>
    <style:style style:name="P109" style:family="paragraph" style:parent-style-name="_5f_Premier_5f_Titre_5f_Exercices_5f_avec_5f_Num_5f_Exo_5f_sans_5f_Titre" style:master-page-name="_32__5f_8_5f_SERIE_5f_M_5f_GAUCHE_5f_ET_5f_DROITE_5f_2COL">
      <style:paragraph-properties style:page-number="207" fo:break-before="auto" fo:break-aft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text-align="cente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-color="#2a6099"/>
      <style:paragraph-properties fo:text-align="center"/>
    </style:style>
    <style:style style:name="P125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align="center" fo:text-indent="0cm"/>
    </style:style>
    <style:style style:name="P134" style:family="paragraph">
      <loext:graphic-properties draw:fill="none" draw:fill-color="#ffe6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daa77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7409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9ce7b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style:run-through="foreground"/>
    </style:style>
    <style:style style:name="gr3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cm" fo:min-width="0.0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0.1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0.44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0.2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e6b3" draw:textarea-horizontal-align="left" draw:auto-grow-height="true" draw:auto-grow-width="true" fo:min-height="0.482cm" fo:min-width="0.1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0.1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0.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88" draw:name="Shape2_0" draw:style-name="gr12" draw:text-style-name="P118" svg:width="3.918cm" svg:height="1.031cm" draw:transform="rotate (0.0876155284501153) translate (0.137583333333333cm 0.342194444444444cm)">
        <draw:text-box>
          <text:p text:style-name="P112"><text:span text:style-name="T181">Fiche supplémentaire</text:span></text:p>
        </draw:text-box>
      </draw:frame>
      <draw:frame text:anchor-type="page" text:anchor-page-number="1" draw:z-index="3" draw:name="Shape2_1" draw:style-name="gr19" draw:text-style-name="P119" svg:width="3.857cm" svg:height="0.805cm" draw:transform="rotate (0.0872664625997165) translate (0.467430555555556cm 1.34055555555556cm)">
        <draw:text-box>
          <text:p text:style-name="P112"><text:span text:style-name="T182">Série 8</text:span></text:p>
        </draw:text-box>
      </draw:frame>
      <draw:line text:anchor-type="page" text:anchor-page-number="1" draw:z-index="2" draw:name="Shape3_0" draw:style-name="gr20" draw:text-style-name="P124" svg:x1="9.682cm" svg:y1="1.377cm" svg:x2="21.997cm" svg:y2="1.365cm">
        <text:p/>
      </draw:line>
      <draw:path text:anchor-type="page" text:anchor-page-number="1" draw:z-index="1" draw:name="Shape1_3" draw:style-name="gr21" draw:text-style-name="P120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3276291287" text:style-name="_5f_Numérotation_20_des_20_exercices">
          <text:list-item text:start-value="1">
            <text:h text:style-name="P109" text:outline-level="1" text:restart-numbering="true" text:start-value="1"><text:span text:style-name="Character_5f_20_5f_style">Parmi les figures ci-dessous, quelles sont celles qui ont :</text:span></text:h>
          </text:list-item>
        </text:list>
        <text:h text:style-name="_5f_Paragraphe" text:outline-level="1"><draw:g text:anchor-type="char" draw:z-index="0" draw:name="Shape75" draw:style-name="gr22"><draw:rect draw:style-name="gr23" draw:text-style-name="P125" svg:width="0.435cm" svg:height="0.346cm" svg:x="0.695cm" svg:y="0.095cm"><text:p/></draw:rect><draw:rect draw:style-name="gr23" draw:text-style-name="P125" svg:width="0.442cm" svg:height="0.346cm" svg:x="1.129cm" svg:y="0.095cm"><text:p/></draw:rect><draw:rect draw:style-name="gr23" draw:text-style-name="P125" svg:width="0.435cm" svg:height="0.355cm" svg:x="0.695cm" svg:y="0.435cm"><text:p/></draw:rect><draw:rect draw:style-name="gr24" draw:text-style-name="P126" svg:width="0.872cm" svg:height="0.698cm" svg:x="0.695cm" svg:y="1.127cm"><text:p/></draw:rect><draw:rect draw:style-name="gr25" draw:text-style-name="P127" svg:width="0.438cm" svg:height="0.346cm" svg:x="2.004cm" svg:y="0.095cm"><text:p/></draw:rect><draw:rect draw:style-name="gr25" draw:text-style-name="P127" svg:width="0.438cm" svg:height="0.355cm" svg:x="2.004cm" svg:y="0.435cm"><text:p/></draw:rect><draw:rect draw:style-name="gr25" draw:text-style-name="P127" svg:width="0.44cm" svg:height="0.355cm" svg:x="2.436cm" svg:y="0.435cm"><text:p/></draw:rect><draw:rect draw:style-name="gr25" draw:text-style-name="P127" svg:width="0.44cm" svg:height="0.346cm" svg:x="2.436cm" svg:y="0.095cm"><text:p/></draw:rect><draw:rect draw:style-name="gr25" draw:text-style-name="P127" svg:width="0.436cm" svg:height="0.355cm" svg:x="2.872cm" svg:y="0.435cm"><text:p/></draw:rect><draw:rect draw:style-name="gr25" draw:text-style-name="P127" svg:width="0.444cm" svg:height="0.346cm" svg:x="6.352cm" svg:y="0.095cm"><text:p/></draw:rect><draw:rect draw:style-name="gr25" draw:text-style-name="P127" svg:width="0.444cm" svg:height="0.355cm" svg:x="6.352cm" svg:y="0.435cm"><text:p/></draw:rect><draw:rect draw:style-name="gr25" draw:text-style-name="P127" svg:width="0.444cm" svg:height="0.352cm" svg:x="6.352cm" svg:y="0.781cm"><text:p/></draw:rect><draw:rect draw:style-name="gr25" draw:text-style-name="P127" svg:width="0.444cm" svg:height="0.352cm" svg:x="6.352cm" svg:y="1.127cm"><text:p/></draw:rect><draw:rect draw:style-name="gr26" draw:text-style-name="P128" svg:width="0.436cm" svg:height="0.352cm" svg:x="2.872cm" svg:y="1.473cm"><text:p/></draw:rect><draw:rect draw:style-name="gr26" draw:text-style-name="P128" svg:width="0.44cm" svg:height="0.352cm" svg:x="2.436cm" svg:y="1.127cm"><text:p/></draw:rect><draw:rect draw:style-name="gr26" draw:text-style-name="P128" svg:width="0.436cm" svg:height="0.352cm" svg:x="2.872cm" svg:y="1.127cm"><text:p/></draw:rect><draw:ellipse draw:style-name="gr27" draw:text-style-name="P125" svg:width="0.694cm" svg:height="0.876cm" draw:transform="rotate (1.5707963267949) translate (1.56633333333333cm 2.51177777777778cm)" draw:kind="section" draw:start-angle="179.89" draw:end-angle="269.45"><text:p/></draw:ellipse><draw:ellipse draw:style-name="gr28" draw:text-style-name="P125" svg:width="0.876cm" svg:height="0.696cm" svg:x="1.565cm" svg:y="1.819cm" draw:kind="section" draw:start-angle="179.89" draw:end-angle="269.45"><text:p/></draw:ellipse><draw:rect draw:style-name="gr23" draw:text-style-name="P125" svg:width="0.346cm" svg:height="0.44cm" draw:transform="rotate (1.5707963267949) translate (1.99495833333333cm 2.16252777777778cm)"><text:p/></draw:rect><draw:ellipse draw:style-name="gr28" draw:text-style-name="P125" svg:width="0.874cm" svg:height="0.696cm" svg:x="3.743cm" svg:y="0.785cm" draw:kind="section" draw:start-angle="179.89" draw:end-angle="269.45"><text:p/></draw:ellipse><draw:rect draw:style-name="gr23" draw:text-style-name="P125" svg:width="0.436cm" svg:height="0.346cm" svg:x="4.179cm" svg:y="1.132cm"><text:p/></draw:rect><draw:rect draw:style-name="gr23" draw:text-style-name="P125" svg:width="0.44cm" svg:height="0.354cm" svg:x="3.742cm" svg:y="0.781cm"><text:p/></draw:rect><draw:rect draw:style-name="gr23" draw:text-style-name="P125" svg:width="0.436cm" svg:height="0.354cm" svg:x="4.179cm" svg:y="0.781cm"><text:p/></draw:rect><draw:ellipse draw:style-name="gr29" draw:text-style-name="P129" svg:width="0.876cm" svg:height="0.692cm" svg:x="4.172cm" svg:y="0.437cm" draw:kind="section" draw:start-angle="179.89" draw:end-angle="269.45"><text:p/></draw:ellipse><draw:rect draw:style-name="gr26" draw:text-style-name="P128" svg:width="0.438cm" svg:height="0.352cm" svg:x="5.483cm" svg:y="1.818cm"><text:p/></draw:rect><draw:rect draw:style-name="gr26" draw:text-style-name="P128" svg:width="0.436cm" svg:height="0.352cm" svg:x="5.92cm" svg:y="1.818cm"><text:p/></draw:rect><draw:rect draw:style-name="gr26" draw:text-style-name="P128" svg:width="0.438cm" svg:height="0.348cm" svg:x="5.483cm" svg:y="2.164cm"><text:p/></draw:rect><draw:rect draw:style-name="gr26" draw:text-style-name="P128" svg:width="0.438cm" svg:height="0.348cm" svg:x="5.049cm" svg:y="2.164cm"><text:p/></draw:rect><draw:ellipse draw:style-name="gr30" draw:text-style-name="P128" svg:width="0.874cm" svg:height="0.694cm" svg:x="4.613cm" svg:y="0.095cm" draw:kind="section" draw:start-angle="179.89" draw:end-angle="269.45"><text:p/></draw:ellipse><draw:path draw:style-name="gr30" draw:text-style-name="P128" svg:width="0.435cm" svg:height="0.345cm" svg:x="4.61cm" svg:y="0.097cm" svg:viewBox="0 0 436 346" svg:d="M434 346c-144-2-288-3-434-5 2-188 197-341 434-341 2 0 2 0 2 0 0 115 0 229-2 346z"><text:p/></draw:path><draw:rect draw:style-name="gr26" draw:text-style-name="P128" svg:width="0.438cm" svg:height="0.346cm" svg:x="5.049cm" svg:y="0.095cm"><text:p/></draw:rect><draw:rect draw:style-name="gr26" draw:text-style-name="P128" svg:width="0.438cm" svg:height="0.346cm" svg:x="5.049cm" svg:y="0.439cm"><text:p/></draw:rect><draw:rect draw:style-name="gr23" draw:text-style-name="P125" svg:width="0.346cm" svg:height="0.438cm" draw:transform="rotate (1.5707963267949) translate (7.22488888888889cm 1.127125cm)"><text:p/></draw:rect><draw:rect draw:style-name="gr23" draw:text-style-name="P125" svg:width="0.346cm" svg:height="0.442cm" draw:transform="rotate (1.5707963267949) translate (7.65880555555556cm 1.127125cm)"><text:p/></draw:rect><draw:rect draw:style-name="gr23" draw:text-style-name="P125" svg:width="0.348cm" svg:height="0.442cm" draw:transform="rotate (1.5707963267949) translate (7.65880555555556cm 0.784930555555556cm)"><text:p/></draw:rect><draw:rect draw:style-name="gr23" draw:text-style-name="P125" svg:width="0.348cm" svg:height="0.438cm" draw:transform="rotate (1.5707963267949) translate (7.22488888888889cm 0.784930555555556cm)"><text:p/></draw:rect><draw:rect draw:style-name="gr23" draw:text-style-name="P125" svg:width="0.346cm" svg:height="0.442cm" draw:transform="rotate (1.5707963267949) translate (7.65880555555556cm 0.439208333333333cm)"><text:p/></draw:rect><draw:ellipse draw:style-name="gr31" draw:text-style-name="P127" svg:width="0.874cm" svg:height="0.696cm" svg:x="6.79cm" svg:y="1.819cm" draw:kind="section" draw:start-angle="179.89" draw:end-angle="269.45"><text:p/></draw:ellipse><draw:rect draw:style-name="gr25" draw:text-style-name="P127" svg:width="0.438cm" svg:height="0.348cm" svg:x="7.225cm" svg:y="2.164cm"><text:p/></draw:rect><draw:rect draw:style-name="gr25" draw:text-style-name="P127" svg:width="0.438cm" svg:height="0.35cm" svg:x="6.79cm" svg:y="1.818cm"><text:p/></draw:rect><draw:rect draw:style-name="gr25" draw:text-style-name="P127" svg:width="0.438cm" svg:height="0.35cm" svg:x="7.225cm" svg:y="1.818cm"><text:p/></draw:rect><draw:ellipse draw:style-name="gr29" draw:text-style-name="P129" svg:width="0.872cm" svg:height="0.696cm" svg:x="7.22cm" svg:y="1.473cm" draw:kind="section" draw:start-angle="179.89" draw:end-angle="269.45"><text:p/></draw:ellipse><draw:rect draw:style-name="gr25" draw:text-style-name="P127" svg:width="0.442cm" svg:height="0.348cm" svg:x="7.659cm" svg:y="2.164cm"><text:p/></draw:rect><draw:ellipse draw:style-name="gr31" draw:text-style-name="P127" svg:width="0.694cm" svg:height="0.877cm" draw:transform="rotate (1.5707963267949) translate (3.30552777777778cm 2.51177777777778cm)" draw:kind="section" draw:start-angle="179.89" draw:end-angle="269.45"><text:p/></draw:ellipse><draw:ellipse draw:style-name="gr31" draw:text-style-name="P127" svg:width="0.876cm" svg:height="0.696cm" svg:x="3.308cm" svg:y="1.819cm" draw:kind="section" draw:start-angle="179.89" draw:end-angle="269.45"><text:p/></draw:ellipse><draw:rect draw:style-name="gr25" draw:text-style-name="P127" svg:width="0.44cm" svg:height="0.352cm" svg:x="3.742cm" svg:y="1.818cm"><text:p/></draw:rect><draw:rect draw:style-name="gr25" draw:text-style-name="P127" svg:width="0.436cm" svg:height="0.352cm" svg:x="4.179cm" svg:y="1.818cm"><text:p/></draw:rect><draw:g draw:style-name="gr32"><draw:line draw:style-name="gr33" draw:text-style-name="P130" svg:x1="0.695cm" svg:y1="0.097cm" svg:x2="8.529cm" svg:y2="0.097cm"><text:p/></draw:line><draw:line draw:style-name="gr33" draw:text-style-name="P130" svg:x1="0.695cm" svg:y1="0.437cm" svg:x2="8.529cm" svg:y2="0.437cm"><text:p/></draw:line><draw:line draw:style-name="gr33" draw:text-style-name="P130" svg:x1="0.695cm" svg:y1="0.782cm" svg:x2="8.529cm" svg:y2="0.782cm"><text:p/></draw:line><draw:line draw:style-name="gr33" draw:text-style-name="P130" svg:x1="0.695cm" svg:y1="1.129cm" svg:x2="8.529cm" svg:y2="1.129cm"><text:p/></draw:line><draw:line draw:style-name="gr33" draw:text-style-name="P130" svg:x1="0.695cm" svg:y1="1.473cm" svg:x2="8.529cm" svg:y2="1.473cm"><text:p/></draw:line><draw:line draw:style-name="gr33" draw:text-style-name="P130" svg:x1="0.695cm" svg:y1="1.817cm" svg:x2="8.529cm" svg:y2="1.817cm"><text:p/></draw:line><draw:line draw:style-name="gr33" draw:text-style-name="P130" svg:x1="0.695cm" svg:y1="2.166cm" svg:x2="8.529cm" svg:y2="2.166cm"><text:p/></draw:line><draw:line draw:style-name="gr33" draw:text-style-name="P130" svg:x1="0.695cm" svg:y1="2.512cm" svg:x2="8.529cm" svg:y2="2.512cm"><text:p/></draw:line><draw:line draw:style-name="gr33" draw:text-style-name="P130" svg:x1="0.695cm" svg:y1="0.097cm" svg:x2="0.695cm" svg:y2="2.515cm"><text:p/></draw:line><draw:line draw:style-name="gr33" draw:text-style-name="P130" svg:x1="1.129cm" svg:y1="0.097cm" svg:x2="1.129cm" svg:y2="2.515cm"><text:p/></draw:line><draw:line draw:style-name="gr33" draw:text-style-name="P130" svg:x1="1.562cm" svg:y1="0.097cm" svg:x2="1.562cm" svg:y2="2.515cm"><text:p/></draw:line><draw:line draw:style-name="gr33" draw:text-style-name="P130" svg:x1="1.995cm" svg:y1="0.097cm" svg:x2="1.995cm" svg:y2="2.515cm"><text:p/></draw:line><draw:line draw:style-name="gr33" draw:text-style-name="P130" svg:x1="2.436cm" svg:y1="0.097cm" svg:x2="2.436cm" svg:y2="2.515cm"><text:p/></draw:line><draw:line draw:style-name="gr33" draw:text-style-name="P130" svg:x1="2.869cm" svg:y1="0.097cm" svg:x2="2.869cm" svg:y2="2.515cm"><text:p/></draw:line><draw:line draw:style-name="gr33" draw:text-style-name="P130" svg:x1="3.303cm" svg:y1="0.097cm" svg:x2="3.303cm" svg:y2="2.515cm"><text:p/></draw:line><draw:line draw:style-name="gr33" draw:text-style-name="P130" svg:x1="3.736cm" svg:y1="0.097cm" svg:x2="3.736cm" svg:y2="2.515cm"><text:p/></draw:line><draw:line draw:style-name="gr33" draw:text-style-name="P130" svg:x1="4.177cm" svg:y1="0.097cm" svg:x2="4.177cm" svg:y2="2.515cm"><text:p/></draw:line><draw:line draw:style-name="gr33" draw:text-style-name="P130" svg:x1="4.61cm" svg:y1="0.097cm" svg:x2="4.61cm" svg:y2="2.515cm"><text:p/></draw:line><draw:line draw:style-name="gr33" draw:text-style-name="P130" svg:x1="5.051cm" svg:y1="0.097cm" svg:x2="5.051cm" svg:y2="2.515cm"><text:p/></draw:line><draw:line draw:style-name="gr33" draw:text-style-name="P130" svg:x1="5.484cm" svg:y1="0.097cm" svg:x2="5.484cm" svg:y2="2.515cm"><text:p/></draw:line><draw:line draw:style-name="gr33" draw:text-style-name="P130" svg:x1="5.917cm" svg:y1="0.097cm" svg:x2="5.917cm" svg:y2="2.515cm"><text:p/></draw:line><draw:line draw:style-name="gr33" draw:text-style-name="P130" svg:x1="6.351cm" svg:y1="0.097cm" svg:x2="6.351cm" svg:y2="2.515cm"><text:p/></draw:line><draw:line draw:style-name="gr33" draw:text-style-name="P130" svg:x1="6.791cm" svg:y1="0.097cm" svg:x2="6.791cm" svg:y2="2.515cm"><text:p/></draw:line><draw:line draw:style-name="gr33" draw:text-style-name="P130" svg:x1="7.225cm" svg:y1="0.097cm" svg:x2="7.225cm" svg:y2="2.515cm"><text:p/></draw:line><draw:line draw:style-name="gr33" draw:text-style-name="P130" svg:x1="7.658cm" svg:y1="0.097cm" svg:x2="7.658cm" svg:y2="2.515cm"><text:p/></draw:line><draw:line draw:style-name="gr33" draw:text-style-name="P130" svg:x1="8.091cm" svg:y1="0.097cm" svg:x2="8.091cm" svg:y2="2.515cm"><text:p/></draw:line><draw:line draw:style-name="gr33" draw:text-style-name="P130" svg:x1="8.524cm" svg:y1="0.097cm" svg:x2="8.524cm" svg:y2="2.515cm"><text:p/></draw:line></draw:g><draw:frame draw:style-name="gr34" draw:text-style-name="P132" svg:width="0.787cm" svg:height="0.733cm" svg:x="0.572cm" svg:y="0.035cm"><draw:text-box><text:p text:style-name="P131"><text:span text:style-name="T183">a</text:span></text:p></draw:text-box></draw:frame><draw:frame draw:style-name="gr35" draw:text-style-name="P132" svg:width="0.867cm" svg:height="0.731cm" svg:x="1.854cm" svg:y="0.053cm"><draw:text-box><text:p text:style-name="P131"><text:span text:style-name="T183">b</text:span></text:p></draw:text-box></draw:frame><draw:frame draw:style-name="gr36" draw:text-style-name="P132" svg:width="0.757cm" svg:height="0.733cm" svg:x="4.945cm" svg:y="0.046cm"><draw:text-box><text:p text:style-name="P131"><text:span text:style-name="T183">c</text:span></text:p></draw:text-box></draw:frame><draw:frame draw:style-name="gr37" draw:text-style-name="P132" svg:width="0.802cm" svg:height="0.731cm" svg:x="6.215cm" svg:y="0.072cm"><draw:text-box><text:p text:style-name="P131"><text:span text:style-name="T183">d</text:span></text:p></draw:text-box></draw:frame><draw:frame draw:style-name="gr38" draw:text-style-name="P132" svg:width="0.787cm" svg:height="0.731cm" svg:x="7.553cm" svg:y="0.058cm"><draw:text-box><text:p text:style-name="P131"><text:span text:style-name="T183">e</text:span></text:p></draw:text-box></draw:frame><draw:frame draw:style-name="gr39" draw:text-style-name="P132" svg:width="0.698cm" svg:height="0.733cm" svg:x="1.052cm" svg:y="1.095cm"><draw:text-box><text:p text:style-name="P131"><text:span text:style-name="T183">f</text:span></text:p></draw:text-box></draw:frame><draw:frame draw:style-name="gr40" draw:text-style-name="P132" svg:width="0.943cm" svg:height="0.731cm" svg:x="2.719cm" svg:y="1.021cm"><draw:text-box><text:p text:style-name="P131"><text:span text:style-name="T183">g.</text:span></text:p></draw:text-box></draw:frame><draw:frame draw:style-name="gr41" draw:text-style-name="P132" svg:width="0.8cm" svg:height="0.733cm" svg:x="4.043cm" svg:y="1.062cm"><draw:text-box><text:p text:style-name="P131"><text:span text:style-name="T183">h</text:span></text:p></draw:text-box></draw:frame><draw:frame draw:style-name="gr42" draw:text-style-name="P134" svg:width="0.664cm" svg:height="0.733cm" svg:x="1.916cm" svg:y="1.808cm"><draw:text-box><text:p text:style-name="P133"><text:span text:style-name="T183">i</text:span></text:p></draw:text-box></draw:frame><draw:frame draw:style-name="gr43" draw:text-style-name="P132" svg:width="0.664cm" svg:height="0.733cm" svg:x="3.68cm" svg:y="1.744cm"><draw:text-box><text:p text:style-name="P131"><text:span text:style-name="T183">j</text:span></text:p></draw:text-box></draw:frame><draw:frame draw:style-name="gr44" draw:text-style-name="P132" svg:width="0.782cm" svg:height="0.731cm" svg:x="5.366cm" svg:y="1.774cm"><draw:text-box><text:p text:style-name="P131"><text:span text:style-name="T183">k</text:span></text:p></draw:text-box></draw:frame><draw:frame draw:style-name="gr43" draw:text-style-name="P132" svg:width="0.664cm" svg:height="0.733cm" svg:x="6.733cm" svg:y="1.765cm"><draw:text-box><text:p text:style-name="P131"><text:span text:style-name="T183">l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2004285114262" text:continue-list="list3276291287" text:style-name="_5f_Numérotation_20_des_20_exercices">
          <text:list-item>
            <text:list>
              <text:list-item text:start-value="1">
                <text:p text:style-name="_5f_Paragraphe_5f_avec_5f_Num_5f_Question"><text:span text:style-name="Character_5f_20_5f_style">des périmètres égaux ?</text:span><text:span text:style-name="_5f_Caractères"> </text:span><text:span text:style-name="_5f_pointillés_20_gris"><text:tab/>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32004940947970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Character_5f_20_5f_style">des aires égales ? </text:span><text:span text:style-name="_5f_pointillés_20_gris"><text:tab/>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32005524713224" text:continue-numbering="true" text:style-name="_5f_Numérotation_20_des_20_exercices">
          <text:list-item>
            <text:h text:style-name="P110" text:outline-level="1"><text:span text:style-name="_5f_Caractères">Soit un disque de rayon R, de périmètre P et d'aire A</text:span>. </text:h>
            <text:list>
              <text:list-item>
                <text:p text:style-name="P108">Complète le tableau avec des valeurs exactes :</text:p>
              </text:list-item>
            </text:list>
          </text:list-item>
        </text:list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B"/>
          <table:table-column table:style-name="Table6.E"/>
          <table:table-row table:style-name="Table6.1">
            <table:table-cell table:style-name="Table6.A1" office:value-type="string">
              <text:h text:style-name="_5f_Tableau_5f_Centré_5f_Gras" text:outline-level="1">R</text:h>
            </table:table-cell>
            <table:table-cell table:style-name="Table6.B1" office:value-type="string">
              <text:h text:style-name="_5f_Tableau_5f_Centré" text:outline-level="1">5 cm</text:h>
            </table:table-cell>
            <table:table-cell table:style-name="Table6.C1" office:value-type="string">
              <text:h text:style-name="_5f_Tableau_5f_Centré" text:outline-level="1">2 m</text:h>
            </table:table-cell>
            <table:table-cell table:style-name="Table6.D1" office:value-type="string">
              <text:h text:style-name="_5f_Tableau_5f_Centré" text:outline-level="1">10 mm</text:h>
            </table:table-cell>
            <table:table-cell table:style-name="Table6.E1" office:value-type="string">
              <text:h text:style-name="_5f_Tableau_5f_Centré" text:outline-level="1">1 km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P</text:h>
            </table:table-cell>
            <table:table-cell table:style-name="Table6.B2" office:value-type="string">
              <text:h text:style-name="_5f_Tableau_5f_Centré" text:outline-level="1">10<text:span text:style-name="Character_5f_20_5f_style">×</text:span>π cm</text:h>
            </table:table-cell>
            <table:table-cell table:style-name="Table6.C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6.D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6.E2" office:value-type="string">
              <text:h text:style-name="_5f_Tableau_5f_Centré" text:outline-level="1"><text:span text:style-name="_5f_pointillés_20_gris">…..</text:span>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6.B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6.C3" office:value-type="string">
              <text:h text:style-name="_5f_Tableau_5f_Centré" text:outline-level="1">4<text:span text:style-name="Character_5f_20_5f_style">×</text:span>π m<text:span text:style-name="_5f_Caractères_5f_exposant">2</text:span></text:h>
            </table:table-cell>
            <table:table-cell table:style-name="Table6.D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6.E3" office:value-type="string">
              <text:h text:style-name="_5f_Tableau_5f_Centré" text:outline-level="1"><text:span text:style-name="_5f_pointillés_20_gris">…..</text:span></text:h>
            </table:table-cell>
          </table:table-row>
        </table:table>
        <text:list xml:id="list132005873630321" text:continue-numbering="true" text:style-name="_5f_Numérotation_20_des_20_exercices">
          <text:list-item>
            <text:list>
              <text:list-item>
                <text:p text:style-name="P108">Complète cette fois-ci le tableau en utilisant une valeur approchée de π :</text:p>
              </text:list-item>
            </text:list>
          </text:list-item>
        </text:list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B"/>
          <table:table-column table:style-name="Table2.E"/>
          <table:table-row table:style-name="Table2.1">
            <table:table-cell table:style-name="Table2.A1" office:value-type="string">
              <text:h text:style-name="_5f_Tableau_5f_Centré_5f_Gras" text:outline-level="1">R</text:h>
            </table:table-cell>
            <table:table-cell table:style-name="Table2.B1" office:value-type="string">
              <text:h text:style-name="_5f_Tableau_5f_Centré" text:outline-level="1">5 cm</text:h>
            </table:table-cell>
            <table:table-cell table:style-name="Table2.C1" office:value-type="string">
              <text:h text:style-name="_5f_Tableau_5f_Centré" text:outline-level="1">2 m</text:h>
            </table:table-cell>
            <table:table-cell table:style-name="Table2.D1" office:value-type="string">
              <text:h text:style-name="_5f_Tableau_5f_Centré" text:outline-level="1">10 mm</text:h>
            </table:table-cell>
            <table:table-cell table:style-name="Table2.E1" office:value-type="string">
              <text:h text:style-name="_5f_Tableau_5f_Centré" text:outline-level="1">1 km</text:h>
            </table:table-cell>
          </table:table-row>
          <table:table-row table:style-name="Table2.1">
            <table:table-cell table:style-name="Table2.A2" office:value-type="string">
              <text:h text:style-name="_5f_Tableau_5f_Centré_5f_Gras" text:outline-level="1">P</text:h>
            </table:table-cell>
            <table:table-cell table:style-name="Table2.B2" office:value-type="string">
              <text:h text:style-name="_5f_Tableau_5f_Centré" text:outline-level="1">31 cm</text:h>
            </table:table-cell>
            <table:table-cell table:style-name="Table2.C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2.D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2.E2" office:value-type="string">
              <text:h text:style-name="_5f_Tableau_5f_Centré" text:outline-level="1"><text:span text:style-name="_5f_pointillés_20_gris">…..</text:span></text:h>
            </table:table-cell>
          </table:table-row>
          <table:table-row table:style-name="Table2.1">
            <table:table-cell table:style-name="Table2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2.B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2.C3" office:value-type="string">
              <text:h text:style-name="_5f_Tableau_5f_Centré" text:outline-level="1">12,4 m<text:span text:style-name="_5f_Caractères_5f_exposant">2</text:span></text:h>
            </table:table-cell>
            <table:table-cell table:style-name="Table2.D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2.E3" office:value-type="string">
              <text:h text:style-name="_5f_Tableau_5f_Centré" text:outline-level="1"><text:span text:style-name="_5f_pointillés_20_gris">…..</text:span></text:h>
            </table:table-cell>
          </table:table-row>
        </table:table>
        <text:list xml:id="list132004007024586" text:continue-numbering="true" text:style-name="_5f_Numérotation_20_des_20_exercices">
          <text:list-item>
            <text:h text:style-name="P110" text:outline-level="1">Calcule le périmètre puis l'aire des figures décrites ci-dessous. Donne à chaque fois le calcul (avec le nombre π) puis une valeur arrondie au dixième près :</text:h>
            <text:list>
              <text:list-item text:start-value="1">
                <text:p text:style-name="_5f_Paragraphe_5f_avec_5f_Num_5f_Question">d’un disque de rayon 4 cm.</text:p>
              </text:list-item>
            </text:list>
          </text:list-item>
        </text:list>
        <text:p text:style-name="P107">Périmètre : <text:span text:style-name="_5f_pointillés_20_gris">…………………………………………………</text:span>.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P107">Aire : <text:span text:style-name="_5f_pointillés_20_gris">………………………………………………………...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005888911609" text:continue-numbering="true" text:style-name="_5f_Numérotation_20_des_20_exercices">
          <text:list-item>
            <text:list>
              <text:list-item>
                <text:p text:style-name="_5f_Paragraphe_5f_avec_5f_Num_5f_Question">d’un disque de diamètre 12 cm.</text:p>
              </text:list-item>
            </text:list>
          </text:list-item>
        </text:list>
        <text:p text:style-name="P107">Périmètre : <text:span text:style-name="_5f_pointillés_20_gris">…………………………………………………</text:span>.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P107">Aire : <text:span text:style-name="_5f_pointillés_20_gris">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004112515384" text:continue-numbering="true" text:style-name="_5f_Numérotation_20_des_20_exercices">
          <text:list-item>
            <text:h text:style-name="P110" text:outline-level="1"><text:span text:style-name="_5f_Caractères">Soit un disque de rayon R, de périmètre P et d'aire A</text:span>. Complète le tableau <text:s/>en utilisant une valeur approchée de π :</text:h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row table:style-name="Table1.1">
            <table:table-cell table:style-name="Table1.A1" office:value-type="string">
              <text:h text:style-name="_5f_Tableau_5f_Centré_5f_Gras" text:outline-level="1">R</text:h>
            </table:table-cell>
            <table:table-cell table:style-name="Table1.B1" office:value-type="string">
              <text:h text:style-name="_5f_Tableau_5f_Centré" text:outline-level="1">2,3 cm</text:h>
            </table:table-cell>
            <table:table-cell table:style-name="Table1.C1" office:value-type="string">
              <text:h text:style-name="_5f_Tableau_5f_Centré" text:outline-level="1">1,2 m</text:h>
            </table:table-cell>
            <table:table-cell table:style-name="Table1.D1" office:value-type="string">
              <text:h text:style-name="_5f_Tableau_5f_Centré" text:outline-level="1">13 mm</text:h>
            </table:table-cell>
            <table:table-cell table:style-name="Table1.E1" office:value-type="string">
              <text:h text:style-name="_5f_Tableau_5f_Centré" text:outline-level="1">1,1 km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P</text:h>
            </table:table-cell>
            <table:table-cell table:style-name="Table1.B2" office:value-type="string">
              <text:h text:style-name="P101" text:outline-level="1"><text:span text:style-name="_5f_pointillés_20_gris">…..</text:span></text:h>
            </table:table-cell>
            <table:table-cell table:style-name="Table1.C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1.D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1.E2" office:value-type="string">
              <text:h text:style-name="_5f_Tableau_5f_Centré" text:outline-level="1"><text:span text:style-name="_5f_pointillés_20_gris">…..</text:span>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1.B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1.C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1.D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1.E3" office:value-type="string">
              <text:h text:style-name="_5f_Tableau_5f_Centré" text:outline-level="1"><text:span text:style-name="_5f_pointillés_20_gris">…..</text:span></text:h>
            </table:table-cell>
          </table:table-row>
        </table:table>
        <text:h text:style-name="_5f_Paragraphe" text:outline-level="1"><text:span text:style-name="_5f_pointillés_20_gris"/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9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5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0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3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64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65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5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37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39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36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40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38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43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45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1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48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4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50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3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49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4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57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60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63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58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59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66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1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5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71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76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181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7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82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6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87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1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4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89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6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8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195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00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197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3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8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5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1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2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8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4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1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16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6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222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8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5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7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3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9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36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1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38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44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40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6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49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45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1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3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0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5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58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60" draw:name="Shape3_27" draw:style-name="Mgr8" draw:text-style-name="MP20" svg:x1="10.308cm" svg:y1="0.388cm" svg:x2="20.496cm" svg:y2="0.36cm"><text:p/></draw:line><draw:path text:anchor-type="paragraph" draw:z-index="254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6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70" draw:name="Shape3_9" draw:style-name="Mgr8" draw:text-style-name="MP20" svg:x1="10.37cm" svg:y1="0.365cm" svg:x2="20.496cm" svg:y2="0.36cm"><text:p/></draw:line><draw:path text:anchor-type="paragraph" draw:z-index="271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72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65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3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77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278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9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283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284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6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290" draw:name="Shape3_14" draw:style-name="Mgr8" draw:text-style-name="MP20" svg:x1="12.876cm" svg:y1="0.392cm" svg:x2="20.496cm" svg:y2="0.36cm"><text:p/></draw:line><draw:path text:anchor-type="paragraph" draw:z-index="291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292" draw:name="Shape3_23" draw:style-name="Mgr8" draw:text-style-name="MP20" svg:x1="12.876cm" svg:y1="0.392cm" svg:x2="20.496cm" svg:y2="0.36cm"><text:p/></draw:line><draw:path text:anchor-type="paragraph" draw:z-index="285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8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297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299" draw:name="Shape3_21" draw:style-name="Mgr8" draw:text-style-name="MP20" svg:x1="15.337cm" svg:y1="0.36cm" svg:x2="20.496cm" svg:y2="0.36cm"><text:p/></draw:line><draw:path text:anchor-type="paragraph" draw:z-index="293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0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04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05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7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10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11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2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2"><draw:g text:anchor-type="paragraph" draw:z-index="306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3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17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18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1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5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4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25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26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2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3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9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1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27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draw:g text:anchor-type="paragraph" draw:z-index="202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199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05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01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6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9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0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69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70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7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68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2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67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68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0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A</text:span><text:span text:style-name="MT99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4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1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0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4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</text:span>Aires de disques</text:p>
      </style:header>
      <style:footer>
        <text:p text:style-name="MP2"><draw:frame draw:style-name="Mfr1" draw:name="Frame254" text:anchor-type="paragraph" svg:y="-0.06cm" draw:z-index="86"><draw:text-box fo:min-height="0.499cm" fo:min-width="7.096cm"><draw:frame draw:style-name="Mfr2" draw:name="Frame255" text:anchor-type="frame" svg:x="0.45cm" svg:y="0.079cm" svg:width="0.817cm" draw:z-index="87"><draw:text-box fo:min-height="0.355cm"><text:p text:style-name="MP3"><text:page-number text:select-page="current">207</text:page-number></text:p></draw:text-box></draw:frame><text:p text:style-name="MP70">Aires : Aires de disques</text:p></draw:text-box></draw:frame><draw:g text:anchor-type="paragraph" draw:z-index="341" draw:name="Shape4_118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5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340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8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7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3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1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9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0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63" draw:name="Shape3_39" draw:style-name="Mgr8" draw:text-style-name="MP20" svg:x1="10.308cm" svg:y1="0.388cm" svg:x2="20.496cm" svg:y2="0.36cm"><text:p/></draw:line><draw:path text:anchor-type="paragraph" draw:z-index="264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7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2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2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0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31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8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29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26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7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4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5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2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3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0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1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8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9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6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7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4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5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2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3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0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40">déplacer</text:span></text:p></draw:text-box></draw:frame><draw:g text:anchor-type="paragraph" draw:z-index="111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08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9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6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107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epères du plan : se repérer</text:p></draw:text-box></draw:frame><draw:g text:anchor-type="paragraph" draw:z-index="104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01" draw:name="Shape7_8" draw:style-name="Mgr5" draw:text-style-name="MP20" svg:x1="9.042cm" svg:y1="0.36cm" svg:x2="20.461cm" svg:y2="0.36cm"><text:p/></draw:line><draw:path text:anchor-type="paragraph" draw:z-index="102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96" draw:name="Shape7_9" draw:style-name="Mgr5" draw:text-style-name="MP20" svg:x1="9.042cm" svg:y1="0.36cm" svg:x2="20.461cm" svg:y2="0.36cm"><text:p/></draw:line><draw:path text:anchor-type="paragraph" draw:z-index="97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98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0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77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78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79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81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2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3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0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276291287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5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2003248595223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6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3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4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1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2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1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2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9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0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55" draw:name="Shape9_1" draw:style-name="Mgr11" draw:text-style-name="MP20" svg:x1="11.559cm" svg:y1="0.36cm" svg:x2="20.5cm" svg:y2="0.36cm"><text:p/></draw:line><draw:frame text:anchor-type="paragraph" draw:z-index="56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57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8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4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3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1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2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9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50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8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6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7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4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5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2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3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40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1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8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9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6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7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4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2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3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0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1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8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9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6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7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4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5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2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0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1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8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9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6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7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4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5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2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3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6" draw:name="Shape3_1" draw:style-name="Mgr15" draw:text-style-name="MP20" svg:x1="10.893cm" svg:y1="0.403cm" svg:x2="20.503cm" svg:y2="0.327cm"><text:p/></draw:line><draw:path text:anchor-type="char" draw:z-index="7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0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9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8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11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4H18M24S</meta:editing-duration>
    <meta:editing-cycles>198</meta:editing-cycles>
    <meta:generator>LibreOffice/7.1.1.2$Windows_X86_64 LibreOffice_project/fe0b08f4af1bacafe4c7ecc87ce55bb426164676</meta:generator>
    <dc:date>2021-07-14T13:20:01.418000000</dc:date>
    <meta:document-statistic meta:table-count="3" meta:image-count="0" meta:object-count="0" meta:page-count="1" meta:paragraph-count="798" meta:word-count="2816" meta:character-count="18461" meta:non-whitespace-character-count="16060"/>
    <meta:template xlink:type="simple" xlink:actuate="onRequest" xlink:title="lycee_v3" xlink:href="../../fichiers%20définitifs/Modele_cahier.ott" meta:date="2021-07-09T13:45:32.011278978"/>
  </office:meta>
</office:document-meta>
</file>